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7f0dd8" officeooo:paragraph-rsid="0000de8b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520924" officeooo:paragraph-rsid="0000de8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269353" officeooo:paragraph-rsid="0000de8b"/>
    </style:style>
    <style:style style:name="P4" style:family="paragraph" style:parent-style-name="Standard">
      <style:text-properties officeooo:rsid="00269353" officeooo:paragraph-rsid="0000de8b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93626" officeooo:paragraph-rsid="0000de8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f07d" officeooo:paragraph-rsid="0000de8b" style:font-weight-asian="bold" style:font-weight-complex="bold"/>
    </style:style>
    <style:style style:name="P7" style:family="paragraph" style:parent-style-name="Standard">
      <style:text-properties officeooo:paragraph-rsid="0000de8b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269353" officeooo:paragraph-rsid="0000de8b"/>
    </style:style>
    <style:style style:name="P9" style:family="paragraph" style:parent-style-name="Standard">
      <style:text-properties style:text-underline-style="none" fo:font-weight="normal" officeooo:rsid="0027dc8e" officeooo:paragraph-rsid="0000de8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71cfd" officeooo:paragraph-rsid="0000de8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7f0dd8" officeooo:paragraph-rsid="0000de8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7f0dd8" officeooo:paragraph-rsid="0010933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7f0dd8" officeooo:paragraph-rsid="0012e33f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7f0dd8" officeooo:paragraph-rsid="00141c8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7f0dd8" officeooo:paragraph-rsid="0014ade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f0dd8" officeooo:paragraph-rsid="00195e4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f0dd8" officeooo:paragraph-rsid="0020ee3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7f0dd8" officeooo:paragraph-rsid="00229e0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7f0dd8" officeooo:paragraph-rsid="0026281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7f0dd8" officeooo:paragraph-rsid="0027eefa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7f0dd8" officeooo:paragraph-rsid="0029a608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5a88a3" officeooo:paragraph-rsid="0000de8b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df07d" officeooo:paragraph-rsid="000cb3b5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df07d" officeooo:paragraph-rsid="0019acec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f07d" officeooo:paragraph-rsid="0012e33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df07d" officeooo:paragraph-rsid="001e766a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1c6e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dc8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0de8b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c346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31c6e3" style:font-weight-asian="normal" style:font-weight-complex="normal"/>
    </style:style>
    <style:style style:name="T8" style:family="text">
      <style:text-properties style:text-underline-style="none" fo:font-weight="normal" officeooo:rsid="0051326f" style:font-weight-asian="normal" style:font-weight-complex="normal"/>
    </style:style>
    <style:style style:name="T9" style:family="text">
      <style:text-properties style:text-underline-style="none" fo:font-weight="normal" officeooo:rsid="0027dc8e" style:font-weight-asian="normal" style:font-weight-complex="normal"/>
    </style:style>
    <style:style style:name="T10" style:family="text">
      <style:text-properties style:text-underline-style="none" fo:font-weight="normal" officeooo:rsid="000b390f" style:font-weight-asian="normal" style:font-weight-complex="normal"/>
    </style:style>
    <style:style style:name="T11" style:family="text">
      <style:text-properties style:text-underline-style="none" fo:font-weight="normal" officeooo:rsid="000cff5c" style:font-weight-asian="normal" style:font-weight-complex="normal"/>
    </style:style>
    <style:style style:name="T12" style:family="text">
      <style:text-properties officeooo:rsid="000cb3b5"/>
    </style:style>
    <style:style style:name="T13" style:family="text">
      <style:text-properties officeooo:rsid="0012e33f"/>
    </style:style>
    <style:style style:name="T14" style:family="text">
      <style:text-properties officeooo:rsid="0019acec"/>
    </style:style>
    <style:style style:name="T15" style:family="text">
      <style:text-properties officeooo:rsid="0020e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SSN COLLEGE OF ENGINEERING, KALAVAKKAM</text:p>
      <text:p text:style-name="P3">(An Autonomous Institution, Affiliated to Anna University, Chennai)</text:p>
      <text:p text:style-name="P3">DEPARTMENT OF COMPUTER SCIENCE AND ENGINEERING</text:p>
      <text:p text:style-name="P8">UCS1411 - OPERATING SYSTEMS LAB</text:p>
      <text:p text:style-name="P4"/>
      <text:p text:style-name="P5">NAME <text:s/>: NIVEDHITHA D</text:p>
      <text:p text:style-name="P5">REGNO: 185001104</text:p>
      <text:p text:style-name="P4"/>
      <text:p text:style-name="P4"><text:span text:style-name="T1">Lab Exercise </text:span><text:span text:style-name="T4">1</text:span><text:span text:style-name="T5">2</text:span><text:span text:style-name="T2">:</text:span><text:span text:style-name="T7"> <text:s text:c="3"/>File Allocation Techniques</text:span></text:p>
      <text:p text:style-name="P4"><text:span text:style-name="T7"><text:s/></text:span><text:span text:style-name="T8"><text:s/></text:span></text:p>
      <text:p text:style-name="P7"><text:span text:style-name="T3">AIM:</text:span><text:span text:style-name="T9"> </text:span></text:p>
      <text:p text:style-name="P9"><text:s/>To develop a C program to implement the various file allocation techniques. </text:p>
      <text:p text:style-name="P23"/>
      <text:p text:style-name="P23"><text:span text:style-name="T12">SINGLY LINKED LIST ADT</text:span>:<text:span text:style-name="T6"> </text:span><text:span text:style-name="T11">SSL.h</text:span></text:p>
      <text:p text:style-name="P23"><text:span text:style-name="T11"/></text:p>
      <text:p text:style-name="P23"><text:span text:style-name="T11">#include &lt;stdio.h&gt;</text:span></text:p>
      <text:p text:style-name="P23"><text:span text:style-name="T11">#include &lt;string.h&gt;</text:span></text:p>
      <text:p text:style-name="P23"><text:span text:style-name="T11">#include &lt;stdlib.h&gt;</text:span></text:p>
      <text:p text:style-name="P23"><text:span text:style-name="T11"/></text:p>
      <text:p text:style-name="P23"><text:span text:style-name="T11">#define N 25</text:span></text:p>
      <text:p text:style-name="P23"><text:span text:style-name="T11"/></text:p>
      <text:p text:style-name="P23"><text:span text:style-name="T11">struct file</text:span></text:p>
      <text:p text:style-name="P23"><text:span text:style-name="T11">{</text:span></text:p>
      <text:p text:style-name="P23"><text:span text:style-name="T11"><text:tab/>char name[N];</text:span></text:p>
      <text:p text:style-name="P23"><text:span text:style-name="T11"><text:tab/>int size;</text:span></text:p>
      <text:p text:style-name="P23"><text:span text:style-name="T11"><text:tab/>int numBlocks;</text:span></text:p>
      <text:p text:style-name="P23"><text:span text:style-name="T11">};</text:span></text:p>
      <text:p text:style-name="P23"><text:span text:style-name="T11"/></text:p>
      <text:p text:style-name="P23"><text:span text:style-name="T11">struct mnode</text:span></text:p>
      <text:p text:style-name="P23"><text:span text:style-name="T11">{</text:span></text:p>
      <text:p text:style-name="P23"><text:span text:style-name="T11"><text:tab/>int bid;</text:span></text:p>
      <text:p text:style-name="P23"><text:span text:style-name="T11"><text:tab/>struct file f;</text:span></text:p>
      <text:p text:style-name="P23"><text:span text:style-name="T11"><text:tab/>int fileBlockTable[N];</text:span></text:p>
      <text:p text:style-name="P23"><text:span text:style-name="T11">};</text:span></text:p>
      <text:p text:style-name="P23"><text:span text:style-name="T11"/></text:p>
      <text:p text:style-name="P23"><text:span text:style-name="T11">struct node</text:span></text:p>
      <text:p text:style-name="P23"><text:span text:style-name="T11">{</text:span></text:p>
      <text:p text:style-name="P23"><text:span text:style-name="T11"><text:s text:c="2"/>struct mnode data;</text:span></text:p>
      <text:p text:style-name="P23"><text:span text:style-name="T11"><text:s text:c="2"/>struct node *next;</text:span></text:p>
      <text:p text:style-name="P23"><text:span text:style-name="T11"><text:s text:c="2"/>struct node *fnext;</text:span></text:p>
      <text:p text:style-name="P23"><text:span text:style-name="T11">};</text:span></text:p>
      <text:p text:style-name="P23"><text:span text:style-name="T11"/></text:p>
      <text:p text:style-name="P23"><text:span text:style-name="T11">void append(struct node** head, int id)</text:span></text:p>
      <text:p text:style-name="P23"><text:span text:style-name="T11">{</text:span></text:p>
      <text:p text:style-name="P23"><text:span text:style-name="T11"><text:s text:c="4"/>struct node* newNode = (struct node*) malloc(sizeof(struct node));</text:span></text:p>
      <text:p text:style-name="P23"><text:span text:style-name="T11"/></text:p>
      <text:p text:style-name="P23"><text:span text:style-name="T11"><text:s text:c="4"/>struct node *last = *head;</text:span></text:p>
      <text:p text:style-name="P23"><text:soft-page-break/><text:span text:style-name="T11"/></text:p>
      <text:p text:style-name="P23"><text:span text:style-name="T11"><text:s text:c="4"/>newNode-&gt;data.bid <text:s/>= id;</text:span></text:p>
      <text:p text:style-name="P23"><text:span text:style-name="T11"><text:s text:c="4"/>strcpy(newNode-&gt;data.f.name, "free");</text:span></text:p>
      <text:p text:style-name="P23"><text:span text:style-name="T11"><text:s text:c="4"/>newNode-&gt;fnext <text:s/>= NULL;</text:span></text:p>
      <text:p text:style-name="P23"><text:span text:style-name="T11"><text:s text:c="4"/>newNode-&gt;next = NULL;</text:span></text:p>
      <text:p text:style-name="P23"><text:span text:style-name="T11"/></text:p>
      <text:p text:style-name="P23"><text:span text:style-name="T11"><text:s text:c="4"/>if (*head == NULL)</text:span></text:p>
      <text:p text:style-name="P23"><text:span text:style-name="T11"><text:s text:c="4"/>{</text:span></text:p>
      <text:p text:style-name="P23"><text:span text:style-name="T11"><text:s text:c="7"/>*head = newNode;</text:span></text:p>
      <text:p text:style-name="P23"><text:span text:style-name="T11"><text:s text:c="7"/>return;</text:span></text:p>
      <text:p text:style-name="P23"><text:span text:style-name="T11"><text:s text:c="4"/>}</text:span></text:p>
      <text:p text:style-name="P23"><text:span text:style-name="T11"/></text:p>
      <text:p text:style-name="P23"><text:span text:style-name="T11"><text:s text:c="4"/>while (last-&gt;next != NULL)</text:span></text:p>
      <text:p text:style-name="P23"><text:span text:style-name="T11"><text:s text:c="8"/>last = last-&gt;next;</text:span></text:p>
      <text:p text:style-name="P23"><text:span text:style-name="T11"/></text:p>
      <text:p text:style-name="P23"><text:span text:style-name="T11"><text:s text:c="4"/>last-&gt;next = newNode;</text:span></text:p>
      <text:p text:style-name="P23"><text:span text:style-name="T11">}</text:span></text:p>
      <text:p text:style-name="P23"><text:span text:style-name="T11"/></text:p>
      <text:p text:style-name="P23"><text:span text:style-name="T11">void display(struct node** head)</text:span></text:p>
      <text:p text:style-name="P23"><text:span text:style-name="T11">{</text:span></text:p>
      <text:p text:style-name="P23"><text:span text:style-name="T11"><text:s text:c="4"/>struct node* current = *head;</text:span></text:p>
      <text:p text:style-name="P23"><text:span text:style-name="T11"/></text:p>
      <text:p text:style-name="P23"><text:span text:style-name="T11"><text:s text:c="4"/>while (current != NULL)</text:span></text:p>
      <text:p text:style-name="P23"><text:span text:style-name="T11"><text:s text:c="4"/>{</text:span></text:p>
      <text:p text:style-name="P23"><text:span text:style-name="T11"><text:s text:c="8"/>printf("\n\tBlock ID: %d", current-&gt;data.bid);</text:span></text:p>
      <text:p text:style-name="P23"><text:span text:style-name="T11"><text:s text:c="8"/>current = current-&gt;next;</text:span></text:p>
      <text:p text:style-name="P23"><text:span text:style-name="T11"><text:s text:c="4"/>}</text:span></text:p>
      <text:p text:style-name="P23"><text:span text:style-name="T11">}</text:span></text:p>
      <text:p text:style-name="P2"/>
      <text:p text:style-name="P6">DRIVER CODE:<text:span text:style-name="T6"> </text:span><text:span text:style-name="T10">filealloc.c</text:span></text:p>
      <text:p text:style-name="P22"/>
      <text:p text:style-name="P22">#include "SLL.h"</text:p>
      <text:p text:style-name="P22">#include &lt;stdio.h&gt;</text:p>
      <text:p text:style-name="P22">#include &lt;string.h&gt;</text:p>
      <text:p text:style-name="P22">#include &lt;stdlib.h&gt;</text:p>
      <text:p text:style-name="P22">#include &lt;time.h&gt;</text:p>
      <text:p text:style-name="P22">#include &lt;unistd.h&gt;</text:p>
      <text:p text:style-name="P22">#include &lt;termios.h&gt;</text:p>
      <text:p text:style-name="P22"/>
      <text:p text:style-name="P22">//FUNCTION TO IMPLEMENT getch() DUE TO THE ABSENCE OF &lt;conio.h&gt; IN gcc COMPILER</text:p>
      <text:p text:style-name="P22"/>
      <text:p text:style-name="P22">char getch()</text:p>
      <text:p text:style-name="P22">{</text:p>
      <text:p text:style-name="P22"><text:tab/>char buf=0;</text:p>
      <text:p text:style-name="P22"/>
      <text:p text:style-name="P22"><text:tab/>struct termios old={0};</text:p>
      <text:p text:style-name="P22"/>
      <text:p text:style-name="P22"><text:tab/>fflush(stdout);</text:p>
      <text:p text:style-name="P22"/>
      <text:p text:style-name="P22"><text:soft-page-break/><text:tab/>if(tcgetattr(0, &amp;old)&lt;0)</text:p>
      <text:p text:style-name="P22"><text:tab/><text:tab/>perror("tcsetattr()");</text:p>
      <text:p text:style-name="P22"/>
      <text:p text:style-name="P22"><text:tab/>old.c_lflag&amp;=~ICANON;</text:p>
      <text:p text:style-name="P22"><text:tab/>old.c_lflag&amp;=~ECHO;</text:p>
      <text:p text:style-name="P22"><text:tab/>old.c_cc[VMIN]=1;</text:p>
      <text:p text:style-name="P22"><text:tab/>old.c_cc[VTIME]=0;</text:p>
      <text:p text:style-name="P22"/>
      <text:p text:style-name="P22"><text:tab/>if(tcsetattr(0, TCSANOW, &amp;old)&lt;0)</text:p>
      <text:p text:style-name="P22"><text:tab/><text:tab/>perror("tcsetattr ICANON");</text:p>
      <text:p text:style-name="P22"/>
      <text:p text:style-name="P22"><text:tab/>if(read(0,&amp;buf,1)&lt;0)</text:p>
      <text:p text:style-name="P22"><text:tab/><text:tab/>perror("read()");</text:p>
      <text:p text:style-name="P22"/>
      <text:p text:style-name="P22"><text:tab/>old.c_lflag|=ICANON;</text:p>
      <text:p text:style-name="P22"><text:s text:c="3"/><text:tab/>old.c_lflag|=ECHO;</text:p>
      <text:p text:style-name="P22"/>
      <text:p text:style-name="P22"><text:tab/>if(tcsetattr(0, TCSADRAIN, &amp;old)&lt;0)</text:p>
      <text:p text:style-name="P22"><text:tab/><text:tab/>perror ("tcsetattr ~ICANON");</text:p>
      <text:p text:style-name="P22"/>
      <text:p text:style-name="P22"><text:tab/>return buf;</text:p>
      <text:p text:style-name="P22">}</text:p>
      <text:p text:style-name="P22"/>
      <text:p text:style-name="P22">struct dir1</text:p>
      <text:p text:style-name="P22">{</text:p>
      <text:p text:style-name="P22"><text:tab/>char fname[N];</text:p>
      <text:p text:style-name="P22"><text:tab/>int startBlock;</text:p>
      <text:p text:style-name="P22"><text:tab/>int length;</text:p>
      <text:p text:style-name="P22">};</text:p>
      <text:p text:style-name="P22"/>
      <text:p text:style-name="P22">struct dir2</text:p>
      <text:p text:style-name="P22">{</text:p>
      <text:p text:style-name="P22"><text:tab/>char fname[N];</text:p>
      <text:p text:style-name="P22"><text:tab/>struct node *startBlock;</text:p>
      <text:p text:style-name="P22"><text:tab/>struct node *endBlock;</text:p>
      <text:p text:style-name="P22">};</text:p>
      <text:p text:style-name="P22"/>
      <text:p text:style-name="P22">struct dir3</text:p>
      <text:p text:style-name="P22">{</text:p>
      <text:p text:style-name="P22"><text:tab/>char fname[N];</text:p>
      <text:p text:style-name="P22"><text:tab/>struct node *indexedBlock;</text:p>
      <text:p text:style-name="P22">};</text:p>
      <text:p text:style-name="P22"/>
      <text:p text:style-name="P22">int i, j, k;</text:p>
      <text:p text:style-name="P22">int blocks[100];</text:p>
      <text:p text:style-name="P22"/>
      <text:p text:style-name="P22">// number of blocks &amp; number of frames</text:p>
      <text:p text:style-name="P22">int n, nf;</text:p>
      <text:p text:style-name="P22">int blockSize;</text:p>
      <text:p text:style-name="P22"><text:soft-page-break/>int memSize;</text:p>
      <text:p text:style-name="P22"/>
      <text:p text:style-name="P22">struct file files[N];</text:p>
      <text:p text:style-name="P22">struct node *memSLL;</text:p>
      <text:p text:style-name="P22"/>
      <text:p text:style-name="P22">struct dir1 d1[N];</text:p>
      <text:p text:style-name="P22">int nd1 = 0;</text:p>
      <text:p text:style-name="P22"/>
      <text:p text:style-name="P22">struct dir2 d2[N];</text:p>
      <text:p text:style-name="P22">int nd2 = 0;</text:p>
      <text:p text:style-name="P22"/>
      <text:p text:style-name="P22">struct dir3 d3[N];</text:p>
      <text:p text:style-name="P22">int nd3 = 0;</text:p>
      <text:p text:style-name="P22"/>
      <text:p text:style-name="P22">void initializeSLL()</text:p>
      <text:p text:style-name="P22">{</text:p>
      <text:p text:style-name="P22"><text:tab/>memSLL = NULL;</text:p>
      <text:p text:style-name="P22"/>
      <text:p text:style-name="P22"><text:tab/>for(i=0; i&lt;n; i++)</text:p>
      <text:p text:style-name="P22"><text:tab/>{</text:p>
      <text:p text:style-name="P22"><text:tab/><text:tab/>append(&amp;memSLL, i+1);</text:p>
      <text:p text:style-name="P22"><text:tab/><text:tab/>blocks[i] = i+1;</text:p>
      <text:p text:style-name="P22"><text:tab/>}</text:p>
      <text:p text:style-name="P22"/>
      <text:p text:style-name="P22">}</text:p>
      <text:p text:style-name="P22"/>
      <text:p text:style-name="P22">void read_data()</text:p>
      <text:p text:style-name="P22">{</text:p>
      <text:p text:style-name="P22"><text:tab/>printf("\n\n\tMain Memory size(in KB): ");</text:p>
      <text:p text:style-name="P22"><text:tab/>scanf("%d", &amp;memSize);</text:p>
      <text:p text:style-name="P22"/>
      <text:p text:style-name="P22"><text:tab/>printf("\n\tSize of each block on the disk: ");</text:p>
      <text:p text:style-name="P22"><text:tab/>scanf("%d", &amp;blockSize);</text:p>
      <text:p text:style-name="P22"/>
      <text:p text:style-name="P22"><text:tab/>// Dividing main memory into equal sized blocks</text:p>
      <text:p text:style-name="P22"><text:tab/>n = memSize / blockSize;</text:p>
      <text:p text:style-name="P22"/>
      <text:p text:style-name="P22"><text:tab/>//initializeSLL();</text:p>
      <text:p text:style-name="P22"/>
      <text:p text:style-name="P22"><text:tab/>/*</text:p>
      <text:p text:style-name="P22"><text:tab/>display(&amp;memSLL);</text:p>
      <text:p text:style-name="P22"><text:tab/>*/</text:p>
      <text:p text:style-name="P22"/>
      <text:p text:style-name="P22"><text:tab/>printf("\n\tNumber of files to be allocated: ");</text:p>
      <text:p text:style-name="P22"><text:tab/>scanf("%d", &amp;nf);</text:p>
      <text:p text:style-name="P22"/>
      <text:p text:style-name="P22"><text:tab/>printf("\n");</text:p>
      <text:p text:style-name="P22"/>
      <text:p text:style-name="P22"><text:tab/>for(i=0; i&lt;nf; i++)</text:p>
      <text:p text:style-name="P22"><text:soft-page-break/><text:tab/>{</text:p>
      <text:p text:style-name="P22"><text:tab/><text:tab/>printf("\tEnter the name and size of file %d(in KB): ",(i+1));</text:p>
      <text:p text:style-name="P22"><text:tab/><text:tab/>scanf(" %s %d", files[i].name, &amp;files[i].size);</text:p>
      <text:p text:style-name="P22"/>
      <text:p text:style-name="P22"><text:tab/><text:tab/>if(files[i].size % blockSize == 0)</text:p>
      <text:p text:style-name="P22"><text:tab/><text:tab/><text:tab/>files[i].numBlocks = files[i].size / blockSize;</text:p>
      <text:p text:style-name="P22"/>
      <text:p text:style-name="P22"><text:tab/><text:tab/>else</text:p>
      <text:p text:style-name="P22"><text:tab/><text:tab/><text:tab/>files[i].numBlocks = (files[i].size / blockSize) + 1;</text:p>
      <text:p text:style-name="P22"><text:tab/>}</text:p>
      <text:p text:style-name="P22"/>
      <text:p text:style-name="P22"><text:tab/>nd1 = 0;</text:p>
      <text:p text:style-name="P22"><text:tab/>nd2 = 0;</text:p>
      <text:p text:style-name="P22"><text:tab/>nd3 = 0;</text:p>
      <text:p text:style-name="P22">}</text:p>
      <text:p text:style-name="P22"/>
      <text:p text:style-name="P22">void print1()</text:p>
      <text:p text:style-name="P22">{</text:p>
      <text:p text:style-name="P22"><text:tab/>printf("\n\n\t---------------------------------------------------------------");</text:p>
      <text:p text:style-name="P22"><text:tab/>printf("\n\t\tFILENAME\tSTART BLOCK ID\t\tLENGTH");</text:p>
      <text:p text:style-name="P22"><text:tab/>printf("\n\t---------------------------------------------------------------");</text:p>
      <text:p text:style-name="P22"/>
      <text:p text:style-name="P22"><text:tab/>for(int p=0; p&lt;nd1; p++)</text:p>
      <text:p text:style-name="P22"><text:tab/>{</text:p>
      <text:p text:style-name="P22"><text:tab/><text:tab/>printf("\n\t\t%s\t\t%d\t\t\t%d", d1[p].fname, d1[p].startBlock, d1[p].length);</text:p>
      <text:p text:style-name="P22"><text:tab/>}</text:p>
      <text:p text:style-name="P22"/>
      <text:p text:style-name="P22"><text:tab/>printf("\n\t---------------------------------------------------------------");</text:p>
      <text:p text:style-name="P22">}</text:p>
      <text:p text:style-name="P22"/>
      <text:p text:style-name="P22">void print2()</text:p>
      <text:p text:style-name="P22">{</text:p>
      <text:p text:style-name="P22"><text:tab/>struct node *current;</text:p>
      <text:p text:style-name="P22"/>
      <text:p text:style-name="P22"><text:tab/>printf("\n\n\t---------------------------------------------------------------");</text:p>
      <text:p text:style-name="P22"><text:tab/>printf("\n\t\tFILENAME\tSTART BLOCK ID\t\tEND BLOCK ID");</text:p>
      <text:p text:style-name="P22"><text:tab/>printf("\n\t---------------------------------------------------------------");</text:p>
      <text:p text:style-name="P22"/>
      <text:p text:style-name="P22"><text:tab/>for(int p=0; p&lt;nd2; p++)</text:p>
      <text:p text:style-name="P22"><text:tab/>{</text:p>
      <text:p text:style-name="P22"><text:tab/><text:tab/>printf("\n\t\t%s\t\t%d\t\t\t%d", d2[p].fname, d2[p].startBlock-&gt;data.bid, d2[p].endBlock-&gt;data.bid);</text:p>
      <text:p text:style-name="P22"><text:tab/>}</text:p>
      <text:p text:style-name="P22"/>
      <text:p text:style-name="P22"><text:tab/>printf("\n\t---------------------------------------------------------------");</text:p>
      <text:p text:style-name="P22"/>
      <text:p text:style-name="P22"><text:tab/>printf("\n\n\n\n\tINDIVIDUAL FILE LINKED LISTS\n");</text:p>
      <text:p text:style-name="P22"/>
      <text:p text:style-name="P22"><text:tab/>for(int p=0; p&lt;nd2; p++)</text:p>
      <text:p text:style-name="P22"><text:soft-page-break/><text:tab/>{</text:p>
      <text:p text:style-name="P22"><text:tab/><text:tab/>printf("\n\t%s:", d2[p].fname);</text:p>
      <text:p text:style-name="P22"/>
      <text:p text:style-name="P22"><text:tab/><text:tab/> current = d2[p].startBlock;</text:p>
      <text:p text:style-name="P22"/>
      <text:p text:style-name="P22"><text:tab/><text:tab/>while (current != NULL)</text:p>
      <text:p text:style-name="P22"><text:tab/><text:tab/>{</text:p>
      <text:p text:style-name="P22"><text:tab/><text:tab/><text:tab/>printf(" Data Block ID: %d -&gt;", current-&gt;data.bid);</text:p>
      <text:p text:style-name="P22"><text:tab/><text:tab/><text:tab/>current = current-&gt;fnext;</text:p>
      <text:p text:style-name="P22"><text:s text:c="4"/><text:tab/>}</text:p>
      <text:p text:style-name="P22"/>
      <text:p text:style-name="P22"><text:s text:c="4"/><text:tab/>printf("\b\b <text:s/>\n");</text:p>
      <text:p text:style-name="P22"/>
      <text:p text:style-name="P22"><text:tab/>}</text:p>
      <text:p text:style-name="P22"/>
      <text:p text:style-name="P22">}</text:p>
      <text:p text:style-name="P22"/>
      <text:p text:style-name="P22">void print3()</text:p>
      <text:p text:style-name="P22">{</text:p>
      <text:p text:style-name="P22"><text:tab/>struct node *current;</text:p>
      <text:p text:style-name="P22"/>
      <text:p text:style-name="P22"><text:tab/>printf("\n\n\t---------------------------------------------------------------");</text:p>
      <text:p text:style-name="P22"><text:tab/>printf("\n\t\tFILENAME\tINDEXED BLOCK");</text:p>
      <text:p text:style-name="P22"><text:tab/>printf("\n\t---------------------------------------------------------------");</text:p>
      <text:p text:style-name="P22"/>
      <text:p text:style-name="P22"><text:tab/>for(int p=0; p&lt;nd3; p++)</text:p>
      <text:p text:style-name="P22"><text:tab/>{</text:p>
      <text:p text:style-name="P22"><text:tab/><text:tab/>printf("\n\t\t%s\t\t%d", d3[p].fname, d3[p].indexedBlock-&gt;data.bid);</text:p>
      <text:p text:style-name="P22"><text:tab/>}</text:p>
      <text:p text:style-name="P22"/>
      <text:p text:style-name="P22"><text:tab/>printf("\n\t---------------------------------------------------------------");</text:p>
      <text:p text:style-name="P22"/>
      <text:p text:style-name="P22"><text:tab/>printf("\n\n\n\n\tINDEX TABLE FOR EACH FILE");</text:p>
      <text:p text:style-name="P22"><text:tab/>printf("\n\n\t---------------------------------------------------------------");</text:p>
      <text:p text:style-name="P22"><text:tab/>printf("\n\tFILENAME\tBLOCK INDEXED");</text:p>
      <text:p text:style-name="P22"><text:tab/>printf("\n\t---------------------------------------------------------------");</text:p>
      <text:p text:style-name="P22"/>
      <text:p text:style-name="P22"><text:tab/>for(int p=0; p&lt;nd3; p++)</text:p>
      <text:p text:style-name="P22"><text:tab/>{</text:p>
      <text:p text:style-name="P22"><text:tab/><text:tab/>printf("\n\n\t%s", d3[p].fname);</text:p>
      <text:p text:style-name="P22"/>
      <text:p text:style-name="P22"><text:tab/><text:tab/> current = d3[p].indexedBlock;</text:p>
      <text:p text:style-name="P22"/>
      <text:p text:style-name="P22"><text:tab/><text:tab/>for(int h=0; h &lt; files[p].numBlocks - 1; h++)</text:p>
      <text:p text:style-name="P22"><text:tab/><text:tab/><text:tab/>printf("\t\tData Block %d\n\t", current-&gt;data.fileBlockTable[h]);</text:p>
      <text:p text:style-name="P22"/>
      <text:p text:style-name="P22"><text:tab/><text:tab/>if(files[p].numBlocks == 1)</text:p>
      <text:p text:style-name="P22"><text:tab/><text:tab/><text:tab/>printf("\t\tEMPTY\n\t");</text:p>
      <text:p text:style-name="P22"/>
      <text:p text:style-name="P22"><text:soft-page-break/><text:tab/>}</text:p>
      <text:p text:style-name="P22"/>
      <text:p text:style-name="P22"><text:tab/>printf("\n\t---------------------------------------------------------------");</text:p>
      <text:p text:style-name="P22"/>
      <text:p text:style-name="P22">}</text:p>
      <text:p text:style-name="P22"/>
      <text:p text:style-name="P22">void swap(int *a, int *b)</text:p>
      <text:p text:style-name="P22">{</text:p>
      <text:p text:style-name="P22"><text:s text:c="4"/>int temp = *a;</text:p>
      <text:p text:style-name="P22"><text:s text:c="4"/>*a = *b;</text:p>
      <text:p text:style-name="P22"><text:s text:c="4"/>*b = temp;</text:p>
      <text:p text:style-name="P22">}</text:p>
      <text:p text:style-name="P22"/>
      <text:p text:style-name="P22">void printArray(int arr[], int n)</text:p>
      <text:p text:style-name="P22">{</text:p>
      <text:p text:style-name="P22"><text:s text:c="4"/>for (int i = 0; i &lt; n; i++)</text:p>
      <text:p text:style-name="P22"><text:s text:c="8"/>printf("%d ", arr[i]);</text:p>
      <text:p text:style-name="P22"><text:s text:c="4"/>printf("\n");</text:p>
      <text:p text:style-name="P22">}</text:p>
      <text:p text:style-name="P22"/>
      <text:p text:style-name="P22">// Fisher-Yates Shuffle Algorithm</text:p>
      <text:p text:style-name="P22">// A function to generate a random permutation of arr[]</text:p>
      <text:p text:style-name="P22">void randomize(int arr[], int n )</text:p>
      <text:p text:style-name="P22">{</text:p>
      <text:p text:style-name="P22"><text:s text:c="4"/>srand(time(0));</text:p>
      <text:p text:style-name="P22"/>
      <text:p text:style-name="P22"><text:s text:c="4"/>for(int i=n-1; i&gt;0; i--)</text:p>
      <text:p text:style-name="P22"><text:s text:c="4"/>{</text:p>
      <text:p text:style-name="P22"><text:s text:c="8"/>int j = rand() % (i+1);</text:p>
      <text:p text:style-name="P22"><text:s text:c="8"/>swap(&amp;arr[i], &amp;arr[j]);</text:p>
      <text:p text:style-name="P22"><text:s text:c="4"/>}</text:p>
      <text:p text:style-name="P22">}</text:p>
      <text:p text:style-name="P22"/>
      <text:p text:style-name="P22">void contiguous()</text:p>
      <text:p text:style-name="P22">{</text:p>
      <text:p text:style-name="P22"><text:tab/>initializeSLL();</text:p>
      <text:p text:style-name="P22"/>
      <text:p text:style-name="P22"><text:tab/>int count, flag;</text:p>
      <text:p text:style-name="P22"><text:tab/>struct node *temp, *current;</text:p>
      <text:p text:style-name="P22"/>
      <text:p text:style-name="P22"><text:tab/>for(i=0; i&lt;nf; i++)</text:p>
      <text:p text:style-name="P22"><text:tab/>{</text:p>
      <text:p text:style-name="P22"><text:tab/><text:tab/>// Randomly generated start index for blocks</text:p>
      <text:p text:style-name="P22"><text:tab/><text:tab/>randomize(blocks, n);</text:p>
      <text:p text:style-name="P22"><text:tab/><text:tab/>flag = 0;</text:p>
      <text:p text:style-name="P22"/>
      <text:p text:style-name="P22"><text:tab/><text:tab/>for(j=0; j&lt;n; j++)</text:p>
      <text:p text:style-name="P22"><text:tab/><text:tab/>{</text:p>
      <text:p text:style-name="P22"><text:tab/><text:tab/><text:tab/>temp = memSLL;</text:p>
      <text:p text:style-name="P22"><text:soft-page-break/></text:p>
      <text:p text:style-name="P22"><text:tab/><text:tab/><text:tab/>// Locating the block in the LL</text:p>
      <text:p text:style-name="P22"><text:tab/><text:tab/><text:tab/>for(k=1; k&lt;blocks[j]; k++)</text:p>
      <text:p text:style-name="P22"><text:tab/><text:tab/><text:tab/><text:tab/>temp = temp-&gt;next;</text:p>
      <text:p text:style-name="P22"/>
      <text:p text:style-name="P22"><text:tab/><text:tab/><text:tab/>count = 1;</text:p>
      <text:p text:style-name="P22"><text:tab/><text:tab/><text:tab/>current = temp;</text:p>
      <text:p text:style-name="P22"/>
      <text:p text:style-name="P22"><text:tab/><text:tab/><text:tab/>// Checking if there are contiguous free spaces</text:p>
      <text:p text:style-name="P22"><text:tab/><text:tab/><text:tab/>while (current != NULL)</text:p>
      <text:p text:style-name="P22"><text:tab/><text:tab/><text:tab/>{</text:p>
      <text:p text:style-name="P22"><text:tab/><text:tab/><text:tab/><text:tab/>if(strcmp(current-&gt;data.f.name, "free") == 0)</text:p>
      <text:p text:style-name="P22"><text:tab/><text:tab/><text:tab/><text:tab/>{</text:p>
      <text:p text:style-name="P22"><text:tab/><text:tab/><text:tab/><text:tab/><text:tab/>current = current-&gt;next;</text:p>
      <text:p text:style-name="P22"><text:tab/><text:tab/><text:tab/><text:tab/><text:tab/>count++;</text:p>
      <text:p text:style-name="P22"><text:tab/><text:tab/><text:tab/><text:tab/>}</text:p>
      <text:p text:style-name="P22"/>
      <text:p text:style-name="P22"><text:tab/><text:tab/><text:tab/><text:tab/>else</text:p>
      <text:p text:style-name="P22"><text:tab/><text:tab/><text:tab/><text:tab/><text:tab/>break;</text:p>
      <text:p text:style-name="P22"><text:tab/><text:tab/><text:tab/>}</text:p>
      <text:p text:style-name="P22"/>
      <text:p text:style-name="P22"><text:tab/><text:tab/><text:tab/>if(count &gt;= files[i].numBlocks)</text:p>
      <text:p text:style-name="P22"><text:tab/><text:tab/><text:tab/>{</text:p>
      <text:p text:style-name="P22"><text:tab/><text:tab/><text:tab/><text:tab/>current = temp;</text:p>
      <text:p text:style-name="P22"/>
      <text:p text:style-name="P22"><text:tab/><text:tab/><text:tab/><text:tab/>strcpy(d1[nd1].fname, files[i].name);</text:p>
      <text:p text:style-name="P22"><text:tab/><text:tab/><text:tab/><text:tab/>d1[nd1].startBlock = current-&gt;data.bid;</text:p>
      <text:p text:style-name="P22"><text:tab/><text:tab/><text:tab/><text:tab/>d1[nd1++].length = files[i].numBlocks;</text:p>
      <text:p text:style-name="P22"/>
      <text:p text:style-name="P22"><text:tab/><text:tab/><text:tab/><text:tab/>k = 1;</text:p>
      <text:p text:style-name="P22"/>
      <text:p text:style-name="P22"><text:tab/><text:tab/><text:tab/><text:tab/>while (k &lt;= files[i].numBlocks)</text:p>
      <text:p text:style-name="P22"><text:tab/><text:tab/><text:tab/><text:tab/>{</text:p>
      <text:p text:style-name="P22"><text:tab/><text:tab/><text:tab/><text:tab/><text:tab/>current-&gt;data.f = files[i];</text:p>
      <text:p text:style-name="P22"><text:tab/><text:tab/><text:tab/><text:tab/><text:tab/>current = current-&gt;next;</text:p>
      <text:p text:style-name="P22"><text:tab/><text:tab/><text:tab/><text:tab/><text:tab/>k++;</text:p>
      <text:p text:style-name="P22"><text:tab/><text:tab/><text:tab/><text:tab/>}</text:p>
      <text:p text:style-name="P22"/>
      <text:p text:style-name="P22"><text:tab/><text:tab/><text:tab/><text:tab/>flag = 1;</text:p>
      <text:p text:style-name="P22"><text:tab/><text:tab/><text:tab/><text:tab/>break;</text:p>
      <text:p text:style-name="P22"><text:tab/><text:tab/><text:tab/>}</text:p>
      <text:p text:style-name="P22"><text:tab/><text:tab/>}</text:p>
      <text:p text:style-name="P22"/>
      <text:p text:style-name="P22"><text:tab/><text:tab/>if(flag == 0)</text:p>
      <text:p text:style-name="P22"><text:tab/><text:tab/><text:tab/>printf("\n\tUNABLE to ALLOCATE memory for %s in CONTIGUOUS TECHNIQUE!", files[i].name);</text:p>
      <text:p text:style-name="P22"><text:tab/>}</text:p>
      <text:p text:style-name="P22"/>
      <text:p text:style-name="P22"><text:tab/>printf("\n\n\tDIRECTORY STRUCTURE");</text:p>
      <text:p text:style-name="P22"><text:soft-page-break/><text:tab/>print1();</text:p>
      <text:p text:style-name="P22">}</text:p>
      <text:p text:style-name="P22"/>
      <text:p text:style-name="P22">void linked()</text:p>
      <text:p text:style-name="P22">{</text:p>
      <text:p text:style-name="P22"><text:tab/>initializeSLL();</text:p>
      <text:p text:style-name="P22"/>
      <text:p text:style-name="P22"><text:tab/>int count, flag;</text:p>
      <text:p text:style-name="P22"><text:tab/>struct node *temp, *current;</text:p>
      <text:p text:style-name="P22"/>
      <text:p text:style-name="P22"><text:tab/>for(i=0; i&lt;nf; i++)</text:p>
      <text:p text:style-name="P22"><text:tab/>{</text:p>
      <text:p text:style-name="P22"><text:tab/><text:tab/>// Randomly generated start index for blocks</text:p>
      <text:p text:style-name="P22"><text:tab/><text:tab/>randomize(blocks, n);</text:p>
      <text:p text:style-name="P22"><text:tab/><text:tab/>flag = 0;</text:p>
      <text:p text:style-name="P22"><text:tab/><text:tab/>count = 0;</text:p>
      <text:p text:style-name="P22"/>
      <text:p text:style-name="P22"><text:tab/><text:tab/>for(j=0; j&lt;n; j++)</text:p>
      <text:p text:style-name="P22"><text:tab/><text:tab/>{</text:p>
      <text:p text:style-name="P22"><text:tab/><text:tab/><text:tab/>temp = memSLL;</text:p>
      <text:p text:style-name="P22"/>
      <text:p text:style-name="P22"><text:tab/><text:tab/><text:tab/>// Locating the block in the LL</text:p>
      <text:p text:style-name="P22"><text:tab/><text:tab/><text:tab/>for(k=1; k&lt;blocks[j]; k++)</text:p>
      <text:p text:style-name="P22"><text:tab/><text:tab/><text:tab/><text:tab/>temp = temp-&gt;next;</text:p>
      <text:p text:style-name="P22"/>
      <text:p text:style-name="P22"><text:tab/><text:tab/><text:tab/>current = temp;</text:p>
      <text:p text:style-name="P22"/>
      <text:p text:style-name="P22"><text:tab/><text:tab/><text:tab/>// Checking if block is free</text:p>
      <text:p text:style-name="P22"><text:tab/><text:tab/><text:tab/>if(strcmp(current-&gt;data.f.name, "free") == 0 &amp;&amp; count &lt; files[i].numBlocks)</text:p>
      <text:p text:style-name="P22"><text:tab/><text:tab/><text:tab/>{</text:p>
      <text:p text:style-name="P22"/>
      <text:p text:style-name="P22"><text:tab/><text:tab/><text:tab/><text:tab/>if(count == 0)</text:p>
      <text:p text:style-name="P22"><text:tab/><text:tab/><text:tab/><text:tab/>{</text:p>
      <text:p text:style-name="P22"><text:tab/><text:tab/><text:tab/><text:tab/><text:tab/>current-&gt;data.f = files[i];</text:p>
      <text:p text:style-name="P22"><text:tab/><text:tab/><text:tab/><text:tab/><text:tab/>current-&gt;fnext = NULL;</text:p>
      <text:p text:style-name="P22"/>
      <text:p text:style-name="P22"><text:tab/><text:tab/><text:tab/><text:tab/><text:tab/>strcpy(d2[nd2].fname, files[i].name);</text:p>
      <text:p text:style-name="P22"><text:tab/><text:tab/><text:tab/><text:tab/><text:tab/>d2[nd2].startBlock = current;</text:p>
      <text:p text:style-name="P22"/>
      <text:p text:style-name="P22"><text:tab/><text:tab/><text:tab/><text:tab/><text:tab/>count++;</text:p>
      <text:p text:style-name="P22"/>
      <text:p text:style-name="P22"><text:tab/><text:tab/><text:tab/><text:tab/><text:tab/>if(count == files[i].numBlocks)</text:p>
      <text:p text:style-name="P22"><text:tab/><text:tab/><text:tab/><text:tab/><text:tab/>{</text:p>
      <text:p text:style-name="P22"><text:tab/><text:tab/><text:tab/><text:tab/><text:tab/><text:tab/>d2[nd2++].endBlock = current;</text:p>
      <text:p text:style-name="P22"><text:tab/><text:tab/><text:tab/><text:tab/><text:tab/><text:tab/>flag = 1;</text:p>
      <text:p text:style-name="P22"><text:tab/><text:tab/><text:tab/><text:tab/><text:tab/><text:tab/>break;</text:p>
      <text:p text:style-name="P22"><text:tab/><text:tab/><text:tab/><text:tab/><text:tab/>}</text:p>
      <text:p text:style-name="P22"/>
      <text:p text:style-name="P22"><text:tab/><text:tab/><text:tab/><text:tab/>}</text:p>
      <text:p text:style-name="P22"><text:soft-page-break/></text:p>
      <text:p text:style-name="P22"><text:tab/><text:tab/><text:tab/><text:tab/>else</text:p>
      <text:p text:style-name="P22"><text:tab/><text:tab/><text:tab/><text:tab/>{</text:p>
      <text:p text:style-name="P22"><text:tab/><text:tab/><text:tab/><text:tab/><text:tab/>current-&gt;data.f = files[i];</text:p>
      <text:p text:style-name="P22"><text:tab/><text:tab/><text:tab/><text:tab/><text:tab/>current-&gt;fnext <text:s/>= NULL;</text:p>
      <text:p text:style-name="P22"/>
      <text:p text:style-name="P22"><text:tab/><text:tab/><text:tab/><text:tab/><text:tab/>struct node *last = d2[nd2].startBlock;</text:p>
      <text:p text:style-name="P22"/>
      <text:p text:style-name="P22"><text:tab/><text:tab/><text:tab/><text:tab/><text:tab/>while (last-&gt;fnext != NULL)</text:p>
      <text:p text:style-name="P22"><text:tab/><text:tab/><text:tab/><text:tab/><text:tab/><text:tab/>last = last-&gt;fnext;</text:p>
      <text:p text:style-name="P22"/>
      <text:p text:style-name="P22"><text:s text:c="4"/><text:tab/><text:tab/><text:tab/><text:tab/>last-&gt;fnext = current;</text:p>
      <text:p text:style-name="P22"/>
      <text:p text:style-name="P22"><text:s text:c="4"/><text:tab/><text:tab/><text:tab/><text:tab/>count++;</text:p>
      <text:p text:style-name="P22"/>
      <text:p text:style-name="P22"><text:s text:c="4"/><text:tab/><text:tab/><text:tab/><text:tab/>if(count == files[i].numBlocks)</text:p>
      <text:p text:style-name="P22"><text:s text:c="4"/><text:tab/><text:tab/><text:tab/><text:tab/>{</text:p>
      <text:p text:style-name="P22"><text:s text:c="4"/><text:tab/><text:tab/><text:tab/><text:tab/><text:tab/>d2[nd2++].endBlock = current;</text:p>
      <text:p text:style-name="P22"><text:s text:c="4"/><text:tab/><text:tab/><text:tab/><text:tab/><text:tab/>flag = 1;</text:p>
      <text:p text:style-name="P22"><text:s text:c="4"/><text:tab/><text:tab/><text:tab/><text:tab/><text:tab/>break;</text:p>
      <text:p text:style-name="P22"><text:tab/><text:tab/><text:tab/><text:tab/><text:tab/>}</text:p>
      <text:p text:style-name="P22"><text:tab/><text:tab/><text:tab/><text:tab/>}</text:p>
      <text:p text:style-name="P22"><text:tab/><text:tab/><text:tab/>}</text:p>
      <text:p text:style-name="P22"/>
      <text:p text:style-name="P22"><text:tab/><text:tab/>}</text:p>
      <text:p text:style-name="P22"/>
      <text:p text:style-name="P22"><text:tab/><text:tab/>if(flag == 0)</text:p>
      <text:p text:style-name="P22"><text:tab/><text:tab/><text:tab/>printf("\n\tUNABLE to ALLOCATE memory for %s in LINKED TECHNIQUE!", files[i].name);</text:p>
      <text:p text:style-name="P22"><text:tab/>}</text:p>
      <text:p text:style-name="P22"/>
      <text:p text:style-name="P22"><text:tab/>printf("\n\n\tDIRECTORY STRUCTURE");</text:p>
      <text:p text:style-name="P22"><text:tab/>print2();</text:p>
      <text:p text:style-name="P22">}</text:p>
      <text:p text:style-name="P22"/>
      <text:p text:style-name="P22">void indexed()</text:p>
      <text:p text:style-name="P22">{</text:p>
      <text:p text:style-name="P22"><text:tab/>initializeSLL();</text:p>
      <text:p text:style-name="P22"/>
      <text:p text:style-name="P22"><text:tab/>int count, flag, index;</text:p>
      <text:p text:style-name="P22"><text:tab/>struct node *temp, *current;</text:p>
      <text:p text:style-name="P22"/>
      <text:p text:style-name="P22"><text:tab/>for(i=0; i&lt;nf; i++)</text:p>
      <text:p text:style-name="P22"><text:tab/>{</text:p>
      <text:p text:style-name="P22"><text:tab/><text:tab/>// Randomly generated start index for blocks</text:p>
      <text:p text:style-name="P22"><text:tab/><text:tab/>randomize(blocks, n);</text:p>
      <text:p text:style-name="P22"><text:tab/><text:tab/>flag = 0;</text:p>
      <text:p text:style-name="P22"><text:tab/><text:tab/>count = 0;</text:p>
      <text:p text:style-name="P22"><text:tab/><text:tab/>index = 0;</text:p>
      <text:p text:style-name="P22"><text:soft-page-break/></text:p>
      <text:p text:style-name="P22"><text:tab/><text:tab/>for(j=0; j&lt;n; j++)</text:p>
      <text:p text:style-name="P22"><text:tab/><text:tab/>{</text:p>
      <text:p text:style-name="P22"><text:tab/><text:tab/><text:tab/>temp = memSLL;</text:p>
      <text:p text:style-name="P22"/>
      <text:p text:style-name="P22"><text:tab/><text:tab/><text:tab/>// Locating the block in the LL</text:p>
      <text:p text:style-name="P22"><text:tab/><text:tab/><text:tab/>for(k=1; k&lt;blocks[j]; k++)</text:p>
      <text:p text:style-name="P22"><text:tab/><text:tab/><text:tab/><text:tab/>temp = temp-&gt;next;</text:p>
      <text:p text:style-name="P22"/>
      <text:p text:style-name="P22"><text:tab/><text:tab/><text:tab/>current = temp;</text:p>
      <text:p text:style-name="P22"/>
      <text:p text:style-name="P22"><text:tab/><text:tab/><text:tab/>// Checking if block is free</text:p>
      <text:p text:style-name="P22"><text:tab/><text:tab/><text:tab/>if(strcmp(current-&gt;data.f.name, "free") == 0 &amp;&amp; count &lt; files[i].numBlocks)</text:p>
      <text:p text:style-name="P22"><text:tab/><text:tab/><text:tab/>{</text:p>
      <text:p text:style-name="P22"/>
      <text:p text:style-name="P22"><text:tab/><text:tab/><text:tab/><text:tab/>if(count == 0)</text:p>
      <text:p text:style-name="P22"><text:tab/><text:tab/><text:tab/><text:tab/>{</text:p>
      <text:p text:style-name="P22"><text:tab/><text:tab/><text:tab/><text:tab/><text:tab/>current-&gt;data.f = files[i];</text:p>
      <text:p text:style-name="P22"/>
      <text:p text:style-name="P22"><text:tab/><text:tab/><text:tab/><text:tab/><text:tab/>strcpy(d3[nd3].fname, files[i].name);</text:p>
      <text:p text:style-name="P22"><text:tab/><text:tab/><text:tab/><text:tab/><text:tab/>d3[nd3].indexedBlock = current;</text:p>
      <text:p text:style-name="P22"/>
      <text:p text:style-name="P22"><text:tab/><text:tab/><text:tab/><text:tab/><text:tab/>count++;</text:p>
      <text:p text:style-name="P22"/>
      <text:p text:style-name="P22"><text:tab/><text:tab/><text:tab/><text:tab/><text:tab/>if(count == files[i].numBlocks)</text:p>
      <text:p text:style-name="P22"><text:tab/><text:tab/><text:tab/><text:tab/><text:tab/>{</text:p>
      <text:p text:style-name="P22"><text:tab/><text:tab/><text:tab/><text:tab/><text:tab/><text:tab/>nd3++;</text:p>
      <text:p text:style-name="P22"><text:tab/><text:tab/><text:tab/><text:tab/><text:tab/><text:tab/>flag = 1;</text:p>
      <text:p text:style-name="P22"><text:tab/><text:tab/><text:tab/><text:tab/><text:tab/><text:tab/>break;</text:p>
      <text:p text:style-name="P22"><text:tab/><text:tab/><text:tab/><text:tab/><text:tab/>}</text:p>
      <text:p text:style-name="P22"/>
      <text:p text:style-name="P22"><text:tab/><text:tab/><text:tab/><text:tab/>}</text:p>
      <text:p text:style-name="P22"/>
      <text:p text:style-name="P22"><text:tab/><text:tab/><text:tab/><text:tab/>else</text:p>
      <text:p text:style-name="P22"><text:tab/><text:tab/><text:tab/><text:tab/>{</text:p>
      <text:p text:style-name="P22"><text:tab/><text:tab/><text:tab/><text:tab/><text:tab/>current-&gt;data.f = files[i];</text:p>
      <text:p text:style-name="P22"><text:tab/><text:tab/><text:tab/><text:tab/><text:tab/>d3[nd3].indexedBlock-&gt;data.fileBlockTable[index++] = current-&gt;data.bid;</text:p>
      <text:p text:style-name="P22"/>
      <text:p text:style-name="P22"><text:tab/><text:tab/><text:tab/><text:tab/><text:tab/>count++;</text:p>
      <text:p text:style-name="P22"/>
      <text:p text:style-name="P22"><text:tab/><text:tab/><text:tab/><text:tab/><text:tab/>if(count == files[i].numBlocks)</text:p>
      <text:p text:style-name="P22"><text:tab/><text:tab/><text:tab/><text:tab/><text:tab/>{</text:p>
      <text:p text:style-name="P22"><text:tab/><text:tab/><text:tab/><text:tab/><text:tab/><text:tab/>nd3++;</text:p>
      <text:p text:style-name="P22"><text:tab/><text:tab/><text:tab/><text:tab/><text:tab/><text:tab/>flag = 1;</text:p>
      <text:p text:style-name="P22"><text:tab/><text:tab/><text:tab/><text:tab/><text:tab/><text:tab/>break;</text:p>
      <text:p text:style-name="P22"><text:tab/><text:tab/><text:tab/><text:tab/><text:tab/>}</text:p>
      <text:p text:style-name="P22"><text:tab/><text:tab/><text:tab/><text:tab/>}</text:p>
      <text:p text:style-name="P22"><text:tab/><text:tab/><text:tab/>}</text:p>
      <text:p text:style-name="P22"><text:soft-page-break/></text:p>
      <text:p text:style-name="P22"><text:tab/><text:tab/>}</text:p>
      <text:p text:style-name="P22"/>
      <text:p text:style-name="P22"><text:tab/><text:tab/>if(flag == 0)</text:p>
      <text:p text:style-name="P22"><text:tab/><text:tab/><text:tab/>printf("\n\tUNABLE to ALLOCATE memory for %s in INDEXED TECHNIQUE!", files[i].name);</text:p>
      <text:p text:style-name="P22"><text:tab/>}</text:p>
      <text:p text:style-name="P22"/>
      <text:p text:style-name="P22"><text:tab/>printf("\n\n\tDIRECTORY STRUCTURE");</text:p>
      <text:p text:style-name="P22"><text:tab/>print3();</text:p>
      <text:p text:style-name="P22">}</text:p>
      <text:p text:style-name="P22"/>
      <text:p text:style-name="P22">// MAIN PROGRAM</text:p>
      <text:p text:style-name="P22"/>
      <text:p text:style-name="P22">int main()</text:p>
      <text:p text:style-name="P22">{</text:p>
      <text:p text:style-name="P22"><text:tab/>char choice;</text:p>
      <text:p text:style-name="P22"/>
      <text:p text:style-name="P22"><text:tab/>//DISPLAYING THE MENU</text:p>
      <text:p text:style-name="P22"/>
      <text:p text:style-name="P22"><text:tab/>do</text:p>
      <text:p text:style-name="P22"><text:tab/>{</text:p>
      <text:p text:style-name="P22"><text:tab/><text:tab/>system("clear");</text:p>
      <text:p text:style-name="P22"/>
      <text:p text:style-name="P22"><text:tab/><text:tab/>printf("\n\n\t+-----------------------------------------+\n");</text:p>
      <text:p text:style-name="P22"><text:tab/><text:tab/>printf("\t\tFILE ALLOCATION TECHNIQUES\n");</text:p>
      <text:p text:style-name="P22"><text:tab/><text:tab/>printf("\t+-----------------------------------------+\n\n");</text:p>
      <text:p text:style-name="P22"/>
      <text:p text:style-name="P22"><text:tab/><text:tab/>printf("\t1. READ DATA\n\n");</text:p>
      <text:p text:style-name="P22"><text:tab/><text:tab/>printf("\t2. CONTIGUOUS\n\n");</text:p>
      <text:p text:style-name="P22"><text:tab/><text:tab/>printf("\t3. LINKED\n\n");</text:p>
      <text:p text:style-name="P22"><text:tab/><text:tab/>printf("\t4. INDEXED\n\n");</text:p>
      <text:p text:style-name="P22"><text:tab/><text:tab/>printf("\t5. EXIT\n\n");</text:p>
      <text:p text:style-name="P22"/>
      <text:p text:style-name="P22"><text:tab/><text:tab/>printf("\n\n\tENTER choice: ");</text:p>
      <text:p text:style-name="P22"><text:tab/><text:tab/>scanf(" %c", &amp;choice);</text:p>
      <text:p text:style-name="P22"/>
      <text:p text:style-name="P22"><text:tab/><text:tab/>switch(choice)</text:p>
      <text:p text:style-name="P22"><text:tab/><text:tab/>{</text:p>
      <text:p text:style-name="P22"><text:tab/><text:tab/><text:tab/>case '1':<text:tab/>read_data();</text:p>
      <text:p text:style-name="P22"/>
      <text:p text:style-name="P22"><text:tab/><text:tab/><text:tab/><text:tab/><text:tab/><text:tab/>getch();</text:p>
      <text:p text:style-name="P22"><text:tab/><text:tab/><text:tab/><text:tab/><text:tab/><text:tab/>break;</text:p>
      <text:p text:style-name="P22"/>
      <text:p text:style-name="P22"><text:tab/><text:tab/><text:tab/>case '2': <text:tab/>contiguous();</text:p>
      <text:p text:style-name="P22"/>
      <text:p text:style-name="P22"><text:tab/><text:tab/><text:tab/><text:tab/><text:tab/><text:tab/>getch();</text:p>
      <text:p text:style-name="P22"><text:tab/><text:tab/><text:tab/><text:tab/><text:tab/><text:tab/>break;</text:p>
      <text:p text:style-name="P22"/>
      <text:p text:style-name="P22"><text:soft-page-break/><text:tab/><text:tab/><text:tab/>case '3':<text:tab/>linked();</text:p>
      <text:p text:style-name="P22"/>
      <text:p text:style-name="P22"><text:tab/><text:tab/><text:tab/><text:tab/><text:tab/><text:tab/>getch();</text:p>
      <text:p text:style-name="P22"><text:tab/><text:tab/><text:tab/><text:tab/><text:tab/><text:tab/>break;</text:p>
      <text:p text:style-name="P22"/>
      <text:p text:style-name="P22"><text:tab/><text:tab/><text:tab/>case '4':<text:tab/>indexed();</text:p>
      <text:p text:style-name="P22"/>
      <text:p text:style-name="P22"><text:tab/><text:tab/><text:tab/><text:tab/><text:tab/><text:tab/>getch();</text:p>
      <text:p text:style-name="P22"><text:tab/><text:tab/><text:tab/><text:tab/><text:tab/><text:tab/>break;</text:p>
      <text:p text:style-name="P22"/>
      <text:p text:style-name="P22"><text:tab/><text:tab/><text:tab/>case '5':<text:tab/>system("clear");</text:p>
      <text:p text:style-name="P22"><text:tab/><text:tab/><text:tab/><text:tab/><text:tab/><text:tab/>return 0;</text:p>
      <text:p text:style-name="P22"><text:tab/><text:tab/><text:tab/><text:tab/><text:tab/><text:tab/>break;</text:p>
      <text:p text:style-name="P22"/>
      <text:p text:style-name="P22"><text:tab/><text:tab/><text:tab/>default:<text:tab/>printf("\n\tINVALID OPTION .....!!!!!\n\n");</text:p>
      <text:p text:style-name="P22"><text:tab/><text:tab/><text:tab/><text:tab/><text:tab/><text:tab/>getch();</text:p>
      <text:p text:style-name="P22"><text:tab/><text:tab/>}</text:p>
      <text:p text:style-name="P22"><text:tab/>}while(choice!=4);</text:p>
      <text:p text:style-name="P22">}</text:p>
      <text:p text:style-name="P10"/>
      <text:p text:style-name="P6">OUTPUT:</text:p>
      <text:p text:style-name="P1"/>
      <text:p text:style-name="P24"><text:span text:style-name="T14">RUN1</text:span>:</text:p>
      <text:p text:style-name="P1"/>
      <text:p text:style-name="P12"><text:s/>+------------------------------------------------------------+ <text:s text:c="175"/><text:tab/>FILE ALLOCATION TECHNIQUES <text:s text:c="176"/></text:p>
      <text:p text:style-name="P12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2"/>
      <text:p text:style-name="P12">ENTER choice: 1 <text:s text:c="617"/></text:p>
      <text:p text:style-name="P12"/>
      <text:p text:style-name="P12">Main Memory size(in KB): 500 <text:s text:c="393"/>Size of each block on the disk: 50 <text:s text:c="387"/></text:p>
      <text:p text:style-name="P12"/>
      <text:p text:style-name="P12">Number of files to be allocated: 3 <text:s text:c="387"/></text:p>
      <text:p text:style-name="P12"/>
      <text:p text:style-name="P12">Enter the name and size of file 1(in KB): f1 200 <text:s text:c="162"/>Enter the name and size of file 2(in KB): f2 50 <text:s text:c="163"/>Enter the name and size of file 3(in KB): f3 150 </text:p>
      <text:p text:style-name="P12"/>
      <text:p text:style-name="P12"/>
      <text:p text:style-name="P12"/>
      <text:p text:style-name="P12"/>
      <text:p text:style-name="P12"/>
      <text:p text:style-name="P13"><text:soft-page-break/><text:s/>+------------------------------------------------------------+ <text:s text:c="175"/><text:tab/>FILE ALLOCATION TECHNIQUES <text:s text:c="176"/></text:p>
      <text:p text:style-name="P13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3"/>
      <text:p text:style-name="P13">ENTER choice: <text:span text:style-name="T13">2</text:span> </text:p>
      <text:p text:style-name="P13"/>
      <text:p text:style-name="P13">DIRECTORY STRUCTURE <text:s text:c="402"/>--------------------------------------------------------------- <text:s text:c="155"/>FILENAME <text:s text:c="7"/>START BLOCK ID <text:s text:c="9"/>LENGTH <text:s text:c="156"/>--------------------------------------------------------------- <text:s text:c="155"/>f1 <text:s text:c="13"/><text:tab/> <text:s text:c="3"/>4 <text:s text:c="22"/><text:tab/><text:tab/>4 <text:s text:c="169"/>f2 <text:s text:c="13"/><text:tab/> <text:s text:c="3"/>1 <text:s text:c="22"/><text:tab/><text:tab/>1 <text:s text:c="169"/>f3 <text:s text:c="13"/><text:tab/> <text:s text:c="3"/>8 <text:s text:c="22"/><text:tab/><text:tab/>3 <text:s text:c="161"/>--------------------------------------------------------------- </text:p>
      <text:p text:style-name="P13"/>
      <text:p text:style-name="P13"><text:s/>+------------------------------------------------------------+ <text:s text:c="175"/><text:tab/>FILE ALLOCATION TECHNIQUES <text:s text:c="176"/></text:p>
      <text:p text:style-name="P13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3"/>
      <text:p text:style-name="P13">ENTER choice: <text:span text:style-name="T13">3</text:span> </text:p>
      <text:p text:style-name="P13"/>
      <text:p text:style-name="P15">DIRECTORY STRUCTURE <text:s text:c="402"/>-------------------------------------------------------------------------- <text:s text:c="155"/>FILENAME <text:s text:c="7"/>START BLOCK ID <text:s text:c="9"/>END BLOCK ID <text:s text:c="150"/>-------------------------------------------------------------------------- <text:s text:c="155"/>f1 <text:s text:c="13"/><text:tab/> <text:s text:c="4"/>2 <text:s text:c="22"/><text:tab/><text:tab/>9 <text:s text:c="169"/>f2 <text:s text:c="13"/><text:tab/> <text:s text:c="4"/>3 <text:s text:c="22"/><text:tab/><text:tab/>3 <text:s text:c="169"/>f3 <text:s text:c="13"/><text:tab/> <text:s text:c="4"/>5 <text:s text:c="22"/><text:tab/><text:tab/>8 <text:s text:c="161"/>-------------------------------------------------------------------------- </text:p>
      <text:p text:style-name="P14"><text:s text:c="778"/>INDIVIDUAL FILE LINKED LISTS <text:s text:c="25"/></text:p>
      <text:p text:style-name="P14"><text:s text:c="368"/>f1: Data Block ID: 2 -&gt; Data Block ID: 6 -&gt; Data Block ID: 10 -&gt; Data Block ID: 9 <text:s text:c="340"/>f2: Data Block ID: 3 <text:s text:c="401"/>f3: Data Block ID: 5 -&gt; Data Block ID: 1 -&gt; Data Block ID: 8 </text:p>
      <text:p text:style-name="P25"/>
      <text:p text:style-name="P13"/>
      <text:p text:style-name="P13"/>
      <text:p text:style-name="P13"><text:soft-page-break/><text:s/>+------------------------------------------------------------+ <text:s text:c="175"/><text:tab/>FILE ALLOCATION TECHNIQUES <text:s text:c="176"/></text:p>
      <text:p text:style-name="P13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3"/>
      <text:p text:style-name="P13">ENTER choice: <text:span text:style-name="T13">4</text:span></text:p>
      <text:p text:style-name="P13"/>
      <text:p text:style-name="P16"><text:s/>DIRECTORY STRUCTURE <text:s text:c="402"/>--------------------------------------------------------------- <text:s text:c="155"/>FILENAME <text:s text:c="7"/>INDEXED BLOCK <text:s text:c="173"/>--------------------------------------------------------------- <text:s text:c="155"/>f1 <text:s text:c="13"/><text:tab/> <text:s text:c="4"/>7 <text:s text:c="193"/>f2 <text:s text:c="13"/><text:tab/> <text:s text:c="4"/>1 <text:s text:c="193"/>f3 <text:s text:c="13"/><text:tab/> <text:s text:c="4"/>3 <text:s text:c="185"/>--------------------------------------------------------------- <text:s text:c="780"/></text:p>
      <text:p text:style-name="P16"/>
      <text:p text:style-name="P16">INDEX TABLE FOR EACH FILE <text:s text:c="396"/></text:p>
      <text:p text:style-name="P16">--------------------------------------------------------------- <text:s text:c="147"/>FILENAME <text:s text:c="7"/>BLOCK INDEXED <text:s text:c="181"/>--------------------------------------------------------------- <text:s text:c="358"/>f1 <text:s text:c="13"/><text:tab/> <text:s text:c="4"/>Data Block 8 <text:s text:c="198"/><text:tab/><text:tab/> <text:s text:c="4"/>Data Block 9 <text:s text:c="198"/><text:tab/><text:tab/> <text:s text:c="4"/>Data Block 4 <text:s text:c="604"/>f2 <text:s text:c="13"/><text:tab/> <text:s text:c="4"/>EMPTY <text:s text:c="611"/>f3 <text:s text:c="13"/><text:tab/> <text:s text:c="4"/>Data Block 6 <text:s text:c="198"/><text:tab/><text:tab/> <text:s text:c="4"/>Data Block 5 <text:s text:c="393"/>---------------------------------------------------------------</text:p>
      <text:p text:style-name="P13"/>
      <text:p text:style-name="P13"><text:s/>+------------------------------------------------------------+ <text:s text:c="175"/><text:tab/>FILE ALLOCATION TECHNIQUES <text:s text:c="176"/></text:p>
      <text:p text:style-name="P13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3"/>
      <text:p text:style-name="P13">ENTER choice: <text:span text:style-name="T13">5</text:span></text:p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pan text:style-name="T14">RUN2</text:span>:</text:p>
      <text:p text:style-name="P26"/>
      <text:p text:style-name="P17"><text:s/>+------------------------------------------------------------+ <text:s text:c="175"/><text:tab/>FILE ALLOCATION TECHNIQUES <text:s text:c="176"/></text:p>
      <text:p text:style-name="P17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7"/>
      <text:p text:style-name="P17">ENTER choice: <text:span text:style-name="T15">1</text:span></text:p>
      <text:p text:style-name="P17"/>
      <text:p text:style-name="P18">Main Memory size(in KB): 500 <text:s text:c="393"/>Size of each block on the disk: 100</text:p>
      <text:p text:style-name="P18"><text:s text:c="387"/>Number of files to be allocated: 4 <text:s text:c="387"/></text:p>
      <text:p text:style-name="P18"/>
      <text:p text:style-name="P18">Enter the name and size of file 1(in KB): f1 150 <text:s text:c="162"/>Enter the name and size of file 2(in KB): f2 50 <text:s text:c="163"/>Enter the name and size of file 3(in KB): f3 200 <text:s text:c="162"/>Enter the name and size of file 4(in KB): f4 300 </text:p>
      <text:p text:style-name="P17"/>
      <text:p text:style-name="P17"><text:s/>+------------------------------------------------------------+ <text:s text:c="175"/><text:tab/>FILE ALLOCATION TECHNIQUES <text:s text:c="176"/></text:p>
      <text:p text:style-name="P17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7"/>
      <text:p text:style-name="P17">ENTER choice: <text:span text:style-name="T15">2</text:span></text:p>
      <text:p text:style-name="P17"/>
      <text:p text:style-name="P19">UNABLE to ALLOCATE memory for f4 in CONTIGUOUS TECHNIQUE!</text:p>
      <text:p text:style-name="P19"><text:s text:c="365"/>DIRECTORY STRUCTURE <text:s text:c="402"/>--------------------------------------------------------------- <text:s text:c="155"/>FILENAME <text:s text:c="7"/>START BLOCK ID <text:s text:c="9"/>LENGTH <text:s text:c="156"/>--------------------------------------------------------------- <text:s text:c="155"/>f1 <text:s text:c="13"/><text:tab/> <text:s text:c="3"/>3 <text:s text:c="22"/><text:tab/><text:tab/>2 <text:s text:c="169"/>f2 <text:s text:c="13"/><text:tab/> <text:s text:c="3"/>1 <text:s text:c="22"/><text:tab/><text:tab/>1 <text:s text:c="169"/>f3 <text:s text:c="13"/><text:tab/> <text:s text:c="3"/>2 <text:s text:c="21"/><text:tab/><text:tab/>2 <text:s text:c="161"/>--------------------------------------------------------------- <text:s/></text:p>
      <text:p text:style-name="P17"/>
      <text:p text:style-name="P17"/>
      <text:p text:style-name="P17"/>
      <text:p text:style-name="P17"/>
      <text:p text:style-name="P17"><text:soft-page-break/></text:p>
      <text:p text:style-name="P17"><text:s/>+------------------------------------------------------------+ <text:s text:c="175"/><text:tab/>FILE ALLOCATION TECHNIQUES <text:s text:c="176"/></text:p>
      <text:p text:style-name="P17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7"/>
      <text:p text:style-name="P17">ENTER choice: <text:span text:style-name="T15">3</text:span></text:p>
      <text:p text:style-name="P17"/>
      <text:p text:style-name="P19">UNABLE to ALLOCATE memory for f4 in LINKED TECHNIQUE! <text:s text:c="6"/></text:p>
      <text:p text:style-name="P19"><text:s text:c="362"/>DIRECTORY STRUCTURE <text:s text:c="402"/>--------------------------------------------------------------------------- <text:s text:c="155"/>FILENAME <text:s text:c="7"/>START BLOCK ID <text:s text:c="9"/>END BLOCK ID <text:s text:c="150"/>--------------------------------------------------------------------------- <text:s text:c="156"/>f1 <text:s text:c="13"/><text:tab/> <text:s text:c="3"/>2 <text:s text:c="22"/><text:tab/><text:tab/>5 <text:s text:c="169"/>f2 <text:s text:c="13"/><text:tab/> <text:s text:c="3"/>3 <text:s text:c="22"/><text:tab/><text:tab/>3 <text:s text:c="169"/>f3 <text:s text:c="13"/><text:tab/> <text:s text:c="3"/>4 <text:s text:c="22"/><text:tab/><text:tab/>1 <text:s text:c="161"/>--------------------------------------------------------------------------- <text:s text:c="780"/></text:p>
      <text:p text:style-name="P19"/>
      <text:p text:style-name="P19">INDIVIDUAL FILE LINKED LISTS <text:s text:c="393"/>f1: Data Block ID: 2 -&gt; Data Block ID: 5 <text:s text:c="381"/>f2: Data Block ID: 3 <text:s text:c="401"/>f3: Data Block ID: 4 -&gt; Data Block ID: 1 </text:p>
      <text:p text:style-name="P17"/>
      <text:p text:style-name="P17"><text:s/>+------------------------------------------------------------+ <text:s text:c="175"/><text:tab/>FILE ALLOCATION TECHNIQUES <text:s text:c="176"/></text:p>
      <text:p text:style-name="P17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7"/>
      <text:p text:style-name="P17">ENTER choice: <text:span text:style-name="T15">4</text:span></text:p>
      <text:p text:style-name="P17"/>
      <text:p text:style-name="P21">UNABLE to ALLOCATE memory for f4 in INDEXED TECHNIQUE! <text:s text:c="14"/></text:p>
      <text:p text:style-name="P21"><text:s text:c="353"/>DIRECTORY STRUCTURE <text:s text:c="402"/>--------------------------------------------------------------- <text:s text:c="155"/>FILENAME <text:s text:c="7"/>INDEXED BLOCK <text:s text:c="173"/>--------------------------------------------------------------- <text:s text:c="155"/>f1 <text:s text:c="13"/>2 <text:s text:c="193"/>f2 <text:s text:c="13"/>1 <text:s text:c="193"/>f3 <text:s text:c="13"/>5 <text:s text:c="185"/>--------------------------------------------------------------- <text:s text:c="780"/></text:p>
      <text:p text:style-name="P20"><text:soft-page-break/>INDEX TABLE FOR EACH FILE <text:s text:c="396"/>--------------------------------------------------------------- <text:s text:c="147"/>FILENAME <text:s text:c="7"/>BLOCK INDEXED <text:s text:c="181"/>--------------------------------------------------------------- <text:s text:c="358"/>f1 <text:s text:c="13"/>Data Block 4 <text:s text:c="604"/>f2 <text:s text:c="13"/>EMPTY <text:s text:c="611"/>f3 <text:s text:c="13"/>Data Block 3 <text:s text:c="393"/>---------------------------------------------------------------</text:p>
      <text:p text:style-name="P17"/>
      <text:p text:style-name="P17"><text:s/>+------------------------------------------------------------+ <text:s text:c="175"/><text:tab/>FILE ALLOCATION TECHNIQUES <text:s text:c="176"/></text:p>
      <text:p text:style-name="P17">+------------------------------------------------------------+ <text:s text:c="387"/>1. READ DATA <text:s text:c="409"/>2. CONTIGUOUS <text:s text:c="408"/>3. LINKED <text:s text:c="412"/>4. INDEXED <text:s text:c="411"/>5. EXIT <text:s text:c="836"/></text:p>
      <text:p text:style-name="P17"/>
      <text:p text:style-name="P17">ENTER choice: <text:span text:style-name="T13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03T22:21:36.900000000</dc:date>
    <meta:editing-duration>PT24M31S</meta:editing-duration>
    <meta:editing-cycles>40</meta:editing-cycles>
    <meta:document-statistic meta:table-count="0" meta:image-count="0" meta:object-count="0" meta:page-count="18" meta:paragraph-count="501" meta:word-count="1738" meta:character-count="73002" meta:non-whitespace-character-count="13137"/>
  </office:meta>
</office:document-meta>
</file>